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SUM([.C1236:.G1236])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table:formula="of:=SUM([.C1237:.G1237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9" calcext:value-type="float">
            <text:p>10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6" calcext:value-type="float">
            <text:p>10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9" calcext:value-type="date">
            <text:p>2022-0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9" calcext:value-type="date">
            <text:p>2022-0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0" calcext:value-type="date">
            <text:p>2022-0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18" calcext:value-type="float">
            <text:p>1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0" calcext:value-type="date">
            <text:p>2022-0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1" calcext:value-type="date">
            <text:p>2022-0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19" calcext:value-type="float">
            <text:p>1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1" calcext:value-type="date">
            <text:p>2022-0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2" calcext:value-type="date">
            <text:p>2022-0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0" calcext:value-type="float">
            <text:p>1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2" calcext:value-type="date">
            <text:p>2022-0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3" calcext:value-type="date">
            <text:p>2022-0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8" calcext:value-type="float">
            <text:p>11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3" calcext:value-type="date">
            <text:p>2022-0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4" calcext:value-type="date">
            <text:p>2022-0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4" calcext:value-type="date">
            <text:p>2022-0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5" calcext:value-type="date">
            <text:p>2022-0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43" calcext:value-type="float">
            <text:p>1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5" calcext:value-type="date">
            <text:p>2022-0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6" calcext:value-type="date">
            <text:p>2022-0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6" calcext:value-type="date">
            <text:p>2022-0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29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08:41:10.80769391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27T08:53:52.090324944</dc:date>
    <dc:creator>Jesus Castagnetto</dc:creator>
    <meta:editing-duration>P9DT19H57M51S</meta:editing-duration>
    <meta:editing-cycles>820</meta:editing-cycles>
    <meta:generator>LibreOffice/7.2.5.2$Linux_X86_64 LibreOffice_project/20$Build-2</meta:generator>
    <meta:document-statistic meta:table-count="1" meta:cell-count="7298" meta:object-count="0"/>
  </office:meta>
</office:document-meta>
</file>